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0ff9a7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2ef80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8589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ff9a7" officeooo:paragraph-rsid="000ff9a7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0ff9a7" officeooo:paragraph-rsid="0018589c" style:font-size-asian="10pt" style:font-weight-asian="normal" style:font-size-complex="10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f9a7" officeooo:paragraph-rsid="000ff9a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fo:color="#000000" fo:font-size="16pt" fo:font-weight="normal" officeooo:rsid="000ff9a7" officeooo:paragraph-rsid="001d1371" style:font-size-asian="16pt" style:font-weight-asian="normal" style:font-size-complex="16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2ef80" style:font-size-asian="26pt" style:font-size-complex="26pt"/>
    </style:style>
    <style:style style:name="T4" style:family="text">
      <style:text-properties fo:font-size="26pt" officeooo:rsid="001a9a76" style:font-size-asian="26pt" style:font-size-complex="26pt"/>
    </style:style>
    <style:style style:name="T5" style:family="text">
      <style:text-properties officeooo:rsid="0012ef80"/>
    </style:style>
    <style:style style:name="T6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Restitui</text:span><text:tab/><text:tab/><text:span text:style-name="T1">Renascer Praise<text:tab/><text:tab/></text:span><text:span text:style-name="T3">[ </text:span><text:span text:style-name="T4">40 </text:span><text:span text:style-name="T3">]</text:span></text:p>
      <text:p text:style-name="P4"/>
      <text:p text:style-name="P1">Deus, poderoso, grande rei</text:p>
      <text:p text:style-name="P1">Minha vida está em tuas mãos</text:p>
      <text:p text:style-name="P1">Teu é o poder de refazer</text:p>
      <text:p text:style-name="P1">De devolver o que perdi</text:p>
      <text:p text:style-name="P1">Eu vou profetizar, a espera acabou!</text:p>
      <text:p text:style-name="P1">É hora de viver meu milagre</text:p>
      <text:p text:style-name="P1"/>
      <text:p text:style-name="P1">Não haverá mais lágrimas</text:p>
      <text:p text:style-name="P1">Só maravilha e provisão</text:p>
      <text:p text:style-name="P1">Eu cantarei o som que vem do céu</text:p>
      <text:p text:style-name="P1">Ressurreição eu viverei</text:p>
      <text:p text:style-name="P1"/>
      <text:p text:style-name="P1">*** Restitui</text:p>
      <text:p text:style-name="P1">Tudo aquilo que foi consumido pela dor</text:p>
      <text:p text:style-name="P1">Traz de volta a alegria dos meus sonhos</text:p>
      <text:p text:style-name="P1">Aba pai, minha salvação.</text:p>
      <text:p text:style-name="P1"/>
      <text:p text:style-name="P1">Restitui</text:p>
      <text:p text:style-name="P1">Não importa minha luta, eu confio em ti</text:p>
      <text:p text:style-name="P1">Deus do impossível, Deus da minha vida</text:p>
      <text:p text:style-name="P1">Sim, tu és fiel, e jamais me frustrará</text:p>
      <text:p text:style-name="P1"/>
      <text:p text:style-name="P1">Restitui a minha vida, <text:span text:style-name="T5">T</text:span>u és o Deus poderoso Deus</text:p>
      <text:p text:style-name="P1">Restitui a minha casa, <text:span text:style-name="T5">T</text:span>u és o Deus poderoso Deus</text:p>
      <text:p text:style-name="P1">Restitui minha história, <text:span text:style-name="T5">T</text:span>u és o Deus poderoso Deus</text:p>
      <text:p text:style-name="P1">Restitui os meus sonhos, <text:span text:style-name="T5">T</text:span>u és o Deus poderoso Deus</text:p>
      <text:p text:style-name="P2"><text:span text:style-name="T5">T</text:span>u és o Deus poderoso Deus</text:p>
      <text:p text:style-name="P7">Tu és o Deus poderoso grande Rei</text:p>
      <text:p text:style-name="P7"><text:span text:style-name="T2">Restitui</text:span><text:span text:style-name="T6"><text:tab/><text:tab/></text:span><text:span text:style-name="T1">Renascer Praise<text:tab/><text:tab/></text:span><text:span text:style-name="T3">[ </text:span><text:span text:style-name="T4">40 </text:span><text:span text:style-name="T3">]</text:span></text:p>
      <text:p text:style-name="P5"/>
      <text:p text:style-name="P3">Deus, poderoso, grande rei</text:p>
      <text:p text:style-name="P3">Minha vida está em tuas mãos</text:p>
      <text:p text:style-name="P3">Teu é o poder de refazer</text:p>
      <text:p text:style-name="P3">De devolver o que perdi</text:p>
      <text:p text:style-name="P3">Eu vou profetizar, a espera acabou!</text:p>
      <text:p text:style-name="P3">É hora de viver meu milagre</text:p>
      <text:p text:style-name="P3"/>
      <text:p text:style-name="P3">Não haverá mais lágrimas</text:p>
      <text:p text:style-name="P3">Só maravilha e provisão</text:p>
      <text:p text:style-name="P3">Eu cantarei o som que vem do céu</text:p>
      <text:p text:style-name="P3">Ressurreição eu viverei</text:p>
      <text:p text:style-name="P3"/>
      <text:p text:style-name="P3">*** Restitui</text:p>
      <text:p text:style-name="P3">Tudo aquilo que foi consumido pela dor</text:p>
      <text:p text:style-name="P3">Traz de volta a alegria dos meus sonhos</text:p>
      <text:p text:style-name="P3">Aba pai, minha salvação.</text:p>
      <text:p text:style-name="P3"/>
      <text:p text:style-name="P3">Restitui</text:p>
      <text:p text:style-name="P3">Não importa minha luta, eu confio em ti</text:p>
      <text:p text:style-name="P3">Deus do impossível, Deus da minha vida</text:p>
      <text:p text:style-name="P3">Sim, tu és fiel, e jamais me frustrará</text:p>
      <text:p text:style-name="P3"/>
      <text:p text:style-name="P3">Restitui a minha vida, <text:span text:style-name="T5">T</text:span>u és o Deus poderoso Deus</text:p>
      <text:p text:style-name="P3">Restitui a minha casa, <text:span text:style-name="T5">T</text:span>u és o Deus poderoso Deus</text:p>
      <text:p text:style-name="P3">Restitui minha história, <text:span text:style-name="T5">T</text:span>u és o Deus poderoso Deus</text:p>
      <text:p text:style-name="P3">Restitui os meus sonhos, <text:span text:style-name="T5">T</text:span>u és o Deus poderoso Deus</text:p>
      <text:p text:style-name="P3"><text:span text:style-name="T5">T</text:span>u és o Deus poderoso Deus</text:p>
      <text:p text:style-name="P3">Tu és o Deus poderoso grande Re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2-12T13:18:45.954087881</dc:date>
    <meta:editing-cycles>19</meta:editing-cycles>
    <meta:editing-duration>PT20M21S</meta:editing-duration>
    <meta:generator>LibreOffice/5.2.5.1$Linux_X86_64 LibreOffice_project/20m0$Build-1</meta:generator>
    <meta:document-statistic meta:table-count="0" meta:image-count="0" meta:object-count="0" meta:page-count="1" meta:paragraph-count="50" meta:word-count="310" meta:character-count="1584" meta:non-whitespace-character-count="1320"/>
  </office:meta>
</office:document-meta>
</file>